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opacity="100%" draw:textarea-horizontal-align="justify" draw:textarea-vertical-align="middle" draw:auto-grow-height="false" fo:min-height="10.28cm" fo:min-width="6.33cm" fo:padding-top="0.76cm" fo:padding-bottom="0.76cm" fo:padding-left="0.885cm" fo:padding-right="0.88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286cm" fo:min-width="3.036cm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11.8cm" svg:x="6.7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5cm" svg:x="11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7cm" svg:y1="4.1cm" svg:x2="14.7cm" svg:y2="8.7cm">
          <text:p/>
        </draw:line>
        <draw:polyline draw:style-name="gr4" draw:text-style-name="P4" draw:layer="layout" svg:width="4.199cm" svg:height="0cm" svg:x="12.6cm" svg:y="6.3cm" svg:viewBox="0 0 4200 0" draw:points="0,0 3400,0 42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24:49.330000000</dc:date>
    <meta:editing-duration>PT32M48S</meta:editing-duration>
    <meta:editing-cycles>5</meta:editing-cycles>
    <meta:generator>LibreOffice/7.5.3.2$Windows_X86_64 LibreOffice_project/9f56dff12ba03b9acd7730a5a481eea045e468f3</meta:generator>
    <meta:document-statistic meta:object-count="5"/>
  </office:meta>
</office:document-meta>
</file>